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ArialMT" svg:font-family="ArialMT" style:font-family-generic="swiss"/>
    <style:font-face style:name="Tahoma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1pt" style:font-name-asian="Arial2" style:font-size-asian="11pt" style:font-name-complex="Arial2" style:font-size-complex="11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1pt" fo:font-style="normal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0.5pt" style:text-underline-style="none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0.5pt" style:font-name-asian="Arial2" style:font-size-asian="10.5pt" style:font-name-complex="Arial2" style:font-size-complex="10.5pt"/>
    </style:style>
    <style:style style:name="P7" style:family="paragraph" style:parent-style-name="Standard">
      <style:paragraph-properties fo:line-height="150%" fo:text-align="start" style:justify-single-word="false" style:text-autospace="none"/>
      <style:text-properties style:font-name="Times New Roman" fo:font-size="10.5pt" style:font-name-asian="Arial2" style:font-size-asian="10.5pt" style:font-name-complex="Arial2" style:font-size-complex="10.5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0.5pt" fo:font-style="italic" style:font-name-asian="Arial2" style:font-size-asian="10.5pt" style:font-style-asian="italic" style:font-name-complex="Arial2" style:font-size-complex="10.5pt" style:font-style-complex="italic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style:font-name-asian="Arial2" style:font-size-asian="10.5pt" style:font-weight-asian="bold" style:font-name-complex="Arial2" style:font-size-complex="10.5pt" style:font-weight-complex="bold"/>
    </style:style>
    <style:style style:name="P11" style:family="paragraph" style:parent-style-name="Standard">
      <style:paragraph-properties fo:line-height="150%" style:text-autospace="none"/>
      <style:text-properties style:font-name="Times New Roman" fo:font-size="10.5pt" style:text-underline-style="solid" style:text-underline-width="auto" style:text-underline-color="font-color" style:font-name-asian="Arial2" style:font-size-asian="10.5pt" style:font-name-complex="Arial2" style:font-size-complex="10.5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8pt" fo:font-style="normal" style:font-name-asian="Arial2" style:font-size-asian="8pt" style:font-style-asian="normal" style:font-name-complex="Arial2" style:font-size-complex="8pt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15.923cm" style:type="right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 style:master-page-name="">
      <style:paragraph-properties fo:margin-left="0.36cm" fo:margin-right="0cm" fo:margin-top="0cm" fo:margin-bottom="0.011cm" fo:line-height="150%" fo:text-align="justify" style:justify-single-word="false" fo:text-indent="-0.318cm" style:auto-text-indent="false" style:page-number="auto"/>
      <style:text-properties style:font-name="Times New Roman" fo:font-size="10.5pt" fo:font-weight="normal" style:font-name-asian="Arial2" style:font-size-asian="10.5pt" style:font-weight-asian="normal" style:font-name-complex="Arial2" style:font-size-complex="10.5pt" style:font-weight-complex="normal"/>
    </style:style>
    <style:style style:name="P17" style:family="paragraph" style:parent-style-name="Standard">
      <style:paragraph-properties fo:margin-top="0cm" fo:margin-bottom="0.199cm" fo:text-align="center" style:justify-single-word="false" style:text-autospace="none"/>
      <style:text-properties style:font-name="Times New Roman" fo:font-size="10.5pt" style:font-name-asian="Arial2" style:font-size-asian="10.5pt" style:font-name-complex="Arial2" style:font-size-complex="10.5pt"/>
    </style:style>
    <style:style style:name="P18" style:family="paragraph" style:parent-style-name="Standard">
      <style:paragraph-properties fo:margin-top="0cm" fo:margin-bottom="0.199cm" fo:text-align="start" style:justify-single-word="false" style:text-autospace="none"/>
      <style:text-properties style:font-name="Times New Roman" fo:font-size="10.5pt" style:font-name-asian="ArialMT" style:font-size-asian="10.5pt" style:font-name-complex="ArialMT" style:font-size-complex="10.5pt"/>
    </style:style>
    <style:style style:name="P19" style:family="paragraph" style:parent-style-name="Text_20_body">
      <style:text-properties fo:font-size="11pt" style:font-size-asian="11pt" style:font-size-complex="11pt"/>
    </style:style>
    <style:style style:name="P20" style:family="paragraph" style:parent-style-name="Text_20_body">
      <style:text-properties fo:font-size="8pt" style:font-size-asian="8pt" style:font-size-complex="8pt"/>
    </style:style>
    <style:style style:name="P21" style:family="paragraph" style:parent-style-name="Text_20_body">
      <style:text-properties fo:font-size="9pt" style:font-size-asian="9pt" style:font-size-complex="9p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 style:master-page-name="">
      <style:paragraph-properties fo:margin-left="0cm" fo:margin-right="0cm" fo:margin-top="0cm" fo:margin-bottom="0.212cm" fo:line-height="150%" fo:text-align="justify" style:justify-single-word="false" fo:text-indent="1.42cm" style:auto-text-indent="false" style:page-number="auto">
        <style:tab-stops>
          <style:tab-stop style:position="7.179cm"/>
          <style:tab-stop style:position="14.162cm"/>
        </style:tab-stops>
      </style:paragraph-properties>
      <style:text-properties style:font-name="Times New Roman" fo:font-size="10.5pt" style:text-underline-style="none" fo:font-weight="normal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cm" fo:margin-bottom="0.12cm" fo:line-height="150%" fo:text-align="justify" style:justify-single-word="false"/>
      <style:text-properties style:font-name="Times New Roman" fo:font-size="11pt" style:font-name-asian="Arial2" style:font-size-asian="11pt" style:font-name-complex="Arial2" style:font-size-complex="11pt"/>
    </style:style>
    <style:style style:name="P26" style:family="paragraph" style:parent-style-name="Subtitle">
      <style:paragraph-properties fo:margin-top="0.25cm" fo:margin-bottom="0.109cm"/>
      <style:text-properties style:text-underline-style="none"/>
    </style:style>
    <style:style style:name="P27" style:family="paragraph" style:parent-style-name="Addressee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margin-top="0cm" fo:margin-bottom="0.15cm" fo:line-height="150%" fo:text-align="justify" style:justify-single-word="false" fo:text-indent="-0.72cm" style:auto-text-indent="false">
        <style:tab-stops/>
      </style:paragraph-properties>
      <style:text-properties style:font-name="Times New Roman" fo:font-size="11pt" fo:font-style="normal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9" style:family="paragraph" style:parent-style-name="Text_20_body">
      <style:paragraph-properties fo:margin-top="0.161cm" fo:margin-bottom="0.349cm" fo:line-height="150%" fo:text-align="center" style:justify-single-word="false"/>
      <style:text-properties style:font-name="Times New Roman" fo:font-size="11pt" fo:letter-spacing="0.035cm" fo:font-style="normal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P30" style:family="paragraph" style:parent-style-name="Text_20_body">
      <style:paragraph-properties fo:margin-top="0.21cm" fo:margin-bottom="0.161cm" fo:line-height="150%" fo:text-align="center" style:justify-single-word="false"/>
      <style:text-properties fo:font-size="11pt" fo:letter-spacing="0.035cm" fo:font-weight="bold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margin-left="0.526cm" fo:margin-right="0cm" fo:line-height="150%" fo:text-align="justify" style:justify-single-word="false" fo:text-indent="-0.487cm" style:auto-text-indent="false" style:page-number="auto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Standard" style:master-page-name="">
      <style:paragraph-properties fo:margin-left="0.526cm" fo:margin-right="0cm" fo:line-height="150%" fo:text-align="justify" style:justify-single-word="false" fo:text-indent="-0.487cm" style:auto-text-indent="false" style:page-number="auto"/>
      <style:text-properties fo:font-size="11pt" style:font-size-asian="11pt" style:font-size-complex="11pt"/>
    </style:style>
    <style:style style:name="P33" style:family="paragraph" style:parent-style-name="Standard" style:master-page-name="">
      <style:paragraph-properties fo:margin-left="0.526cm" fo:margin-right="0cm" fo:line-height="150%" fo:text-align="justify" style:justify-single-word="false" fo:text-indent="-0.487cm" style:auto-text-indent="false" style:page-number="auto"/>
    </style:style>
    <style:style style:name="P34" style:family="paragraph" style:parent-style-name="Standard" style:master-page-name="">
      <style:paragraph-properties fo:margin-left="0.409cm" fo:margin-right="0cm" fo:line-height="150%" fo:text-align="justify" style:justify-single-word="false" fo:text-indent="-0.351cm" style:auto-text-indent="false" style:page-number="auto" style:text-autospace="none">
        <style:tab-stops>
          <style:tab-stop style:position="0.233cm"/>
        </style:tab-stops>
      </style:paragraph-properties>
      <style:text-properties style:font-name="Times New Roman" fo:font-size="10pt" style:font-name-asian="Arial2" style:font-size-asian="10pt" style:font-name-complex="Arial2" style:font-size-complex="10pt"/>
    </style:style>
    <style:style style:name="P35" style:family="paragraph" style:parent-style-name="Standard" style:master-page-name="">
      <style:paragraph-properties fo:margin-left="0.409cm" fo:margin-right="0cm" fo:line-height="150%" fo:text-align="justify" style:justify-single-word="false" fo:text-indent="-0.409cm" style:auto-text-indent="false" style:page-number="auto" style:text-autospace="none">
        <style:tab-stops>
          <style:tab-stop style:position="-0.136cm"/>
          <style:tab-stop style:position="0.233cm"/>
        </style:tab-stops>
      </style:paragraph-properties>
      <style:text-properties style:font-name="Times New Roman" fo:font-size="10pt" style:font-name-asian="Arial2" style:font-size-asian="10pt" style:font-name-complex="Arial2" style:font-size-complex="10pt"/>
    </style:style>
    <style:style style:name="P36" style:family="paragraph" style:parent-style-name="Standard">
      <style:paragraph-properties fo:margin-left="0.409cm" fo:margin-right="0cm" fo:line-height="150%" fo:text-align="justify" style:justify-single-word="false" fo:text-indent="-0.409cm" style:auto-text-indent="false" style:text-autospace="none">
        <style:tab-stops>
          <style:tab-stop style:position="-0.136cm"/>
          <style:tab-stop style:position="0.233cm"/>
        </style:tab-stops>
      </style:paragraph-properties>
      <style:text-properties style:font-name="Times New Roman" fo:font-size="10pt" style:font-name-asian="Arial2" style:font-size-asian="10pt" style:font-name-complex="Arial2" style:font-size-complex="10pt"/>
    </style:style>
    <style:style style:name="P37" style:family="paragraph" style:parent-style-name="Standard">
      <style:paragraph-properties fo:margin-top="0cm" fo:margin-bottom="0.109cm" fo:line-height="150%" fo:text-align="center" style:justify-single-word="false"/>
      <style:text-properties style:font-name="Times New Roman" fo:font-size="11pt" fo:letter-spacing="0.035cm" fo:font-weight="bold" style:font-name-asian="Arial2" style:font-size-asian="11pt" style:font-weight-asian="bold" style:font-name-complex="Arial2" style:font-size-complex="11pt" style:font-weight-complex="bold"/>
    </style:style>
    <style:style style:name="P38" style:family="paragraph" style:parent-style-name="Horizontal_20_Line">
      <style:text-properties style:font-name="Times New Roman" fo:font-size="11pt" fo:font-style="normal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.545cm" style:auto-text-indent="false">
        <style:tab-stops/>
      </style:paragraph-properties>
      <style:text-properties style:font-name="Times New Roman" fo:font-size="11pt" fo:font-style="normal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0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9pt" style:font-name-asian="Arial2" style:font-size-asian="9pt" style:font-name-complex="Arial2" style:font-size-complex="9pt"/>
    </style:style>
    <style:style style:name="P41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1pt" style:font-name-asian="Arial2" style:font-size-asian="11pt" style:font-name-complex="Arial2" style:font-size-complex="11pt"/>
    </style:style>
    <style:style style:name="P42" style:family="paragraph" style:parent-style-name="Text_20_body">
      <style:paragraph-properties fo:margin-top="0cm" fo:margin-bottom="0cm" fo:line-height="150%" fo:text-align="justify" style:justify-single-word="false"/>
      <style:text-properties style:font-name="Times New Roman" fo:font-size="9pt" style:font-name-asian="Arial2" style:font-size-asian="9pt" style:font-name-complex="Arial2" style:font-size-complex="9pt"/>
    </style:style>
    <style:style style:name="P43" style:family="paragraph" style:parent-style-name="Text_20_body" style:list-style-name="L5">
      <style:paragraph-properties fo:margin-top="0cm" fo:margin-bottom="0cm" fo:line-height="150%" fo:text-align="justify" style:justify-single-word="false" style:text-autospace="none">
        <style:tab-stops>
          <style:tab-stop style:position="15.923cm" style:type="right"/>
        </style:tab-stops>
      </style:paragraph-properties>
      <style:text-properties style:font-name="Times New Roman" fo:font-size="8pt" fo:font-weight="normal" style:font-name-asian="Arial2" style:font-size-asian="8pt" style:font-weight-asian="normal" style:font-name-complex="Times New Roman" style:font-size-complex="8pt" style:font-weight-complex="normal"/>
    </style:style>
    <style:style style:name="P44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45" style:family="paragraph" style:parent-style-name="Text_20_body" style:list-style-name="L2">
      <style:paragraph-properties fo:margin-top="0cm" fo:margin-bottom="0cm"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46" style:family="paragraph" style:parent-style-name="Text_20_body" style:list-style-name="L4">
      <style:paragraph-properties fo:margin-top="0cm" fo:margin-bottom="0cm"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47" style:family="paragraph" style:parent-style-name="Text_20_body" style:list-style-name="L5">
      <style:paragraph-properties fo:margin-top="0cm" fo:margin-bottom="0cm"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48" style:family="paragraph" style:parent-style-name="Text_20_body" style:list-style-name="L2">
      <style:paragraph-properties fo:margin-top="0cm" fo:margin-bottom="0cm" fo:text-align="justify" style:justify-single-word="false"/>
    </style:style>
    <style:style style:name="P49" style:family="paragraph" style:parent-style-name="Standard">
      <style:paragraph-properties fo:line-height="150%" fo:text-align="center" style:justify-single-word="false"/>
      <style:text-properties style:font-name="Times New Roman" fo:font-size="11pt" style:font-name-asian="Arial2" style:font-size-asian="11pt" style:font-name-complex="Arial2" style:font-size-complex="11pt"/>
    </style:style>
    <style:style style:name="P50" style:family="paragraph" style:parent-style-name="Standard">
      <style:paragraph-properties fo:line-height="150%" fo:text-align="justify" style:justify-single-word="false" style:text-autospace="none">
        <style:tab-stops>
          <style:tab-stop style:position="15.923cm" style:type="right"/>
        </style:tab-stops>
      </style:paragraph-properties>
      <style:text-properties style:font-name="Times New Roman" fo:font-size="11pt" fo:font-weight="normal" style:font-name-asian="Arial2" style:font-size-asian="11pt" style:font-weight-asian="normal" style:font-name-complex="Times New Roman" style:font-size-complex="11pt" style:font-weight-complex="normal"/>
    </style:style>
    <style:style style:name="P51" style:family="paragraph" style:parent-style-name="Standard">
      <style:paragraph-properties fo:margin-top="0cm" fo:margin-bottom="0.12cm" fo:line-height="150%" fo:text-align="justify" style:justify-single-word="false" style:text-autospace="none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.041cm" fo:margin-top="0.106cm" fo:margin-bottom="0cm" fo:text-align="center" style:justify-single-word="false" fo:text-indent="0cm" style:auto-text-indent="false" fo:break-before="page">
        <style:tab-stops>
          <style:tab-stop style:position="0.501cm"/>
          <style:tab-stop style:position="0.75cm"/>
        </style:tab-stops>
      </style:paragraph-properties>
    </style:style>
    <style:style style:name="P53" style:family="paragraph" style:parent-style-name="Standard">
      <style:paragraph-properties fo:margin-left="0cm" fo:margin-right="0.041cm" fo:margin-top="0cm" fo:margin-bottom="0.161cm" fo:text-align="center" style:justify-single-word="false" fo:text-indent="0cm" style:auto-text-indent="false">
        <style:tab-stops>
          <style:tab-stop style:position="0.501cm"/>
          <style:tab-stop style:position="0.75cm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OmniPage_20__23_1">
      <style:paragraph-properties fo:margin-left="0cm" fo:margin-right="0.079cm" fo:margin-top="0cm" fo:margin-bottom="0cm" fo:text-align="justify" style:justify-single-word="false" fo:text-indent="0cm" style:auto-text-indent="false"/>
      <style:text-properties style:font-name="Times New Roman" fo:font-size="8pt" style:font-size-asian="8pt" style:font-name-complex="Times New Roman" style:font-size-complex="8pt"/>
    </style:style>
    <style:style style:name="P55" style:family="paragraph" style:parent-style-name="Title" style:master-page-name="First_20_Page">
      <style:paragraph-properties fo:margin-top="0.409cm" fo:margin-bottom="0.21cm" style:page-number="auto"/>
    </style:style>
    <style:style style:name="P56" style:family="paragraph">
      <style:paragraph-properties fo:text-align="center"/>
    </style:style>
    <style:style style:name="P57" style:family="paragraph">
      <style:paragraph-properties fo:text-align="start"/>
      <style:text-properties style:text-line-through-style="none" style:font-name="Tahoma" fo:font-size="10pt" fo:font-style="normal" style:text-underline-style="none"/>
    </style:style>
    <style:style style:name="P58" style:family="paragraph">
      <style:paragraph-properties fo:text-align="center"/>
    </style:style>
    <style:style style:name="P5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Times New Roman" style:font-name-asian="Arial2" style:font-name-complex="Arial2"/>
    </style:style>
    <style:style style:name="T2" style:family="text">
      <style:text-properties style:font-name="Times New Roman" fo:font-size="10.5pt" style:text-underline-style="none" fo:font-weight="normal" style:font-size-asian="10.5pt" style:font-weight-asian="normal" style:font-size-complex="10.5pt" style:font-weight-complex="normal"/>
    </style:style>
    <style:style style:name="T3" style:family="text">
      <style:text-properties style:font-name="Times New Roman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4" style:family="text">
      <style:text-properties style:font-name="Times New Roman" fo:font-size="11pt" fo:font-style="italic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5" style:family="text">
      <style:text-properties style:font-name="Times New Roman" style:text-underline-style="none" fo:font-weight="normal" style:font-weight-asian="normal" style:font-weight-complex="normal"/>
    </style:style>
    <style:style style:name="T6" style:family="text">
      <style:text-properties style:font-name="Times New Roman" style:text-underline-style="none" fo:font-weight="normal" style:font-weight-asian="normal" style:font-name-complex="Arial" style:font-weight-complex="normal"/>
    </style:style>
    <style:style style:name="T7" style:family="text">
      <style:text-properties style:font-name="Times New Roman" fo:font-size="8pt" style:font-size-asian="8pt" style:font-name-complex="Times New Roman" style:font-size-complex="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ArialMT" style:font-name-complex="ArialMT"/>
    </style:style>
    <style:style style:name="T12" style:family="text">
      <style:text-properties fo:font-size="14pt" style:font-name-asian="ArialMT" style:font-size-asian="14pt" style:font-name-complex="ArialMT" style:font-size-complex="14pt"/>
    </style:style>
    <style:style style:name="T13" style:family="text">
      <style:text-properties fo:font-size="12pt" style:font-name-asian="ArialMT" style:font-size-asian="12pt" style:font-name-complex="ArialMT" style:font-size-complex="12pt"/>
    </style:style>
    <style:style style:name="T14" style:family="text">
      <style:text-properties fo:font-size="13pt" style:font-name-asian="Times New Roman1" style:font-size-asian="13pt" style:font-name-complex="Times New Roman1" style:font-size-complex="13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fo:font-weight="bold" style:font-size-asian="11pt" style:font-weight-asian="bold" style:font-size-complex="11pt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-asian="Arial2" style:font-name-complex="Arial2"/>
    </style:style>
    <style:style style:name="T19" style:family="text">
      <style:text-properties style:text-position="super 58%" style:font-name="Times New Roman" fo:font-size="11pt" style:text-underline-style="none" fo:font-weight="normal" style:font-name-asian="Arial2" style:font-size-asian="11pt" style:font-weight-asian="normal" style:font-name-complex="Arial2" style:font-size-complex="11pt" style:font-weight-complex="normal"/>
    </style:style>
    <style:style style:name="T20" style:family="text">
      <style:text-properties style:font-name-asian="Arial2" style:font-name-complex="Arial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Modulo" form:apply-filter="true" form:command-type="table" form:control-implementation="ooo:com.sun.star.form.component.Form" office:target-frame="" xlink:href="" xlink:type="simple">
          <form:button form:name="Pulsante 1" form:control-implementation="ooo:com.sun.star.form.component.CommandButton" xml:id="control1" form:id="control1" form:label="RESET" form:printable="false" form:button-type="rese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Campo di testo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mpo di testo 1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24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25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26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27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28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29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30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31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32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33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34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35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36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37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1" form:control-implementation="ooo:com.sun.star.form.component.RadioButton" xml:id="control38" form:id="control38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ampo di testo 1" form:control-implementation="ooo:com.sun.star.form.component.TextField" xml:id="control39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40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41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2" form:control-implementation="ooo:com.sun.star.form.component.RadioButton" xml:id="control42" form:id="control42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2" form:control-implementation="ooo:com.sun.star.form.component.RadioButton" xml:id="control43" form:id="control43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3" form:control-implementation="ooo:com.sun.star.form.component.RadioButton" xml:id="control44" form:id="control44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3" form:control-implementation="ooo:com.sun.star.form.component.RadioButton" xml:id="control45" form:id="control45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1" form:control-implementation="ooo:com.sun.star.form.component.RadioButton" xml:id="control46" form:id="control46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" form:control-implementation="ooo:com.sun.star.form.component.RadioButton" xml:id="control47" form:id="control47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b" form:control-implementation="ooo:com.sun.star.form.component.RadioButton" xml:id="control48" form:id="control48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c" form:control-implementation="ooo:com.sun.star.form.component.RadioButton" xml:id="control49" form:id="control49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c" form:control-implementation="ooo:com.sun.star.form.component.RadioButton" xml:id="control50" form:id="control50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12" form:control-implementation="ooo:com.sun.star.form.component.RadioButton" xml:id="control51" form:id="control51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13" form:control-implementation="ooo:com.sun.star.form.component.RadioButton" xml:id="control52" form:id="control52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22" form:control-implementation="ooo:com.sun.star.form.component.RadioButton" xml:id="control53" form:id="control53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a" form:control-implementation="ooo:com.sun.star.form.component.RadioButton" xml:id="control54" form:id="control54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bb" form:control-implementation="ooo:com.sun.star.form.component.RadioButton" xml:id="control55" form:id="control55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cc" form:control-implementation="ooo:com.sun.star.form.component.RadioButton" xml:id="control56" form:id="control56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22" form:control-implementation="ooo:com.sun.star.form.component.RadioButton" xml:id="control57" form:id="control57" form:label="Pulsante di scelta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ampo di testo 1" form:control-implementation="ooo:com.sun.star.form.component.TextField" xml:id="control58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i testo 1" form:control-implementation="ooo:com.sun.star.form.component.TextField" xml:id="control59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56" svg:width="3.26cm" svg:height="0.6cm" svg:x="9.081cm" svg:y="1.732cm" draw:control="control1"/>
      <text:section text:style-name="Sect1" text:name="Sezione1" text:protected="true" text:protection-key="0JBhbWrsxtDzQ4tOZXQJdPB8cQM=">
        <text:p text:style-name="P55">Comunicazione di vendita temporanea e occasionale</text:p>
        <text:p text:style-name="P26">(art. 20 ter, comma 10, della legge provinciale 30 luglio 2010, n. 17<text:span text:style-name="T9">)</text:span></text:p>
        <text:p text:style-name="Addressee"/>
        <text:p text:style-name="Addressee"/>
        <text:p text:style-name="Addressee">Spettabile</text:p>
        <text:p text:style-name="Addressee">Comune di Trento<text:initial-creator/></text:p>
        <text:p text:style-name="Addressee">Ufficio Sportello attività produttive</text:p>
        <text:p text:style-name="Addressee">via del Brennero, 312</text:p>
        <text:p text:style-name="Addressee">38121 - Trento</text:p>
        <text:p text:style-name="Addressee">PEC: <text:a xlink:type="simple" xlink:href="mailto:ufficio.sportelloattivitaproduttive@pec.comune.trento.it" text:style-name="Internet_20_link">ufficio.sportelloattivitaproduttive@pec.comune.trento.it</text:a></text:p>
        <text:p text:style-name="Addressee">Fax: 0461 <text:s text:c="2"/>884379</text:p>
        <text:p text:style-name="P27"/>
        <text:p text:style-name="P27"/>
        <text:p text:style-name="Text_20_body">Il/La sottoscritto/a <text:s text:c="2"/>Cognome <text:s text:c="2"/><draw:control text:anchor-type="as-char" draw:z-index="1" draw:style-name="gr2" draw:text-style-name="P57" svg:width="6.1cm" svg:height="0.701cm" draw:control="control2"/> <text:s text:c="4"/>Nome <text:s text:c="2"/><draw:control text:anchor-type="as-char" draw:z-index="2" draw:style-name="gr2" draw:text-style-name="P57" svg:width="6.1cm" svg:height="0.701cm" draw:control="control3"/></text:p>
        <text:p text:style-name="P21"/>
        <text:p text:style-name="Text_20_body">nato a: <text:s text:c="2"/>Comune <text:s text:c="2"/><draw:control text:anchor-type="as-char" draw:z-index="15" draw:style-name="gr2" draw:text-style-name="P57" svg:width="6.002cm" svg:height="0.701cm" draw:control="control15"/> <text:s text:c="3"/>Prov. <text:s text:c="2"/><draw:control text:anchor-type="as-char" draw:z-index="16" draw:style-name="gr2" draw:text-style-name="P57" svg:width="1.5cm" svg:height="0.701cm" draw:control="control16"/> <text:s text:c="5"/>il <text:s text:c="2"/><text:span text:style-name="T2"><text:s/></text:span><text:span text:style-name="T2"><draw:control text:anchor-type="as-char" draw:z-index="22" draw:style-name="gr2" draw:text-style-name="P57" svg:width="1.2cm" svg:height="0.701cm" draw:control="control22"/></text:span><text:span text:style-name="T2"> / </text:span><text:span text:style-name="T2"><draw:control text:anchor-type="as-char" draw:z-index="23" draw:style-name="gr2" draw:text-style-name="P57" svg:width="1.2cm" svg:height="0.701cm" draw:control="control23"/></text:span><text:span text:style-name="T2"> / </text:span><text:span text:style-name="T2"><draw:control text:anchor-type="as-char" draw:z-index="24" draw:style-name="gr2" draw:text-style-name="P57" svg:width="2.001cm" svg:height="0.701cm" draw:control="control24"/></text:span> </text:p>
        <text:p text:style-name="P21"/>
        <text:p text:style-name="Text_20_body">codice fiscale <text:s text:c="3"/><draw:control text:anchor-type="as-char" draw:z-index="3" draw:style-name="gr2" draw:text-style-name="P57" svg:width="5.501cm" svg:height="0.701cm" draw:control="control4"/></text:p>
        <text:p text:style-name="P21"/>
        <text:p text:style-name="Text_20_body">residente a: <text:s text:c="3"/>Comune <text:s text:c="2"/><draw:control text:anchor-type="as-char" draw:z-index="17" draw:style-name="gr2" draw:text-style-name="P57" svg:width="6.501cm" svg:height="0.701cm" draw:control="control17"/> <text:s text:c="3"/>Prov. <text:s text:c="2"/><draw:control text:anchor-type="as-char" draw:z-index="4" draw:style-name="gr2" draw:text-style-name="P57" svg:width="1.5cm" svg:height="0.701cm" draw:control="control5"/> <text:s text:c="2"/>CAP <text:s text:c="2"/><draw:control text:anchor-type="as-char" draw:z-index="20" draw:style-name="gr2" draw:text-style-name="P57" svg:width="3.5cm" svg:height="0.701cm" draw:control="control20"/></text:p>
        <text:p text:style-name="P21"/>
        <text:p text:style-name="Text_20_body">via/piazza <text:s text:c="2"/><draw:control text:anchor-type="as-char" draw:z-index="5" draw:style-name="gr2" draw:text-style-name="P57" svg:width="8cm" svg:height="0.701cm" draw:control="control6"/> <text:s text:c="5"/>n. <text:s text:c="2"/><draw:control text:anchor-type="as-char" draw:z-index="6" draw:style-name="gr2" draw:text-style-name="P57" svg:width="2.5cm" svg:height="0.701cm" draw:control="control7"/></text:p>
        <text:p text:style-name="P21"/>
        <text:p text:style-name="Text_20_body">telefono <text:s text:c="2"/><draw:control text:anchor-type="as-char" draw:z-index="7" draw:style-name="gr2" draw:text-style-name="P57" svg:width="4.5cm" svg:height="0.701cm" draw:control="control8"/> <text:s text:c="13"/>cellulare <text:s text:c="2"/><draw:control text:anchor-type="as-char" draw:z-index="8" draw:style-name="gr2" draw:text-style-name="P57" svg:width="4.5cm" svg:height="0.701cm" draw:control="control9"/></text:p>
        <text:p text:style-name="P21"/>
        <text:p text:style-name="P19">e-mail/PEC <text:s text:c="2"/><draw:control text:anchor-type="as-char" draw:z-index="9" draw:style-name="gr2" draw:text-style-name="P57" svg:width="16.671cm" svg:height="0.701cm" draw:control="control10"/></text:p>
        <text:p text:style-name="P20"/>
        <text:p text:style-name="P25">in qualità di legale rappresentante della Parrocchia/Istituto scolastico/Centro di aggregazione giovanile/Centro per anziani/Ente o associazione che opera per finalità sociali denominato</text:p>
        <text:p text:style-name="P40"><draw:control text:anchor-type="as-char" draw:z-index="18" draw:style-name="gr2" draw:text-style-name="P57" svg:width="16.671cm" svg:height="0.701cm" draw:control="control18"/></text:p>
        <text:p text:style-name="P40"/>
        <text:p text:style-name="P41">con sede in <text:s text:c="3"/>Comune <text:s text:c="2"/><draw:control text:anchor-type="as-char" draw:z-index="58" draw:style-name="gr2" draw:text-style-name="P57" svg:width="6.002cm" svg:height="0.701cm" draw:control="control58"/> <text:s text:c="3"/>Prov. <text:s text:c="2"/><draw:control text:anchor-type="as-char" draw:z-index="59" draw:style-name="gr2" draw:text-style-name="P57" svg:width="1.5cm" svg:height="0.701cm" draw:control="control59"/> <text:s text:c="3"/></text:p>
        <text:p text:style-name="P40"/>
        <text:p text:style-name="P41">via/piazza <text:s text:c="2"/><draw:control text:anchor-type="as-char" draw:z-index="39" draw:style-name="gr2" draw:text-style-name="P57" svg:width="8cm" svg:height="0.701cm" draw:control="control39"/> <text:s text:c="5"/>n. <text:s text:c="2"/><draw:control text:anchor-type="as-char" draw:z-index="40" draw:style-name="gr2" draw:text-style-name="P57" svg:width="2.5cm" svg:height="0.701cm" draw:control="control40"/></text:p>
        <text:p text:style-name="P42"><text:soft-page-break/><text:span text:style-name="T15">codice fiscale/partita IVA</text:span> <text:s text:c="3"/><draw:control text:anchor-type="as-char" draw:z-index="41" draw:style-name="gr2" draw:text-style-name="P57" svg:width="6.501cm" svg:height="0.701cm" draw:control="control41"/></text:p>
        <text:p text:style-name="P30">COMUNICA</text:p>
        <text:p text:style-name="P2">l'effettuazione dell'attività di vendita temporanea e occasionale</text:p>
        <text:p text:style-name="P1">in occasione della manifestazione denominata</text:p>
        <text:p text:style-name="P1"><draw:control text:anchor-type="as-char" draw:z-index="19" draw:style-name="gr2" draw:text-style-name="P57" svg:width="16.671cm" svg:height="0.701cm" draw:control="control19"/></text:p>
        <text:p text:style-name="P13"><text:span text:style-name="T1">che avrà luogo nei giorni <text:s text:c="3"/></text:span><text:span text:style-name="T1"><draw:control text:anchor-type="as-char" draw:z-index="21" draw:style-name="gr2" draw:text-style-name="P57" svg:width="10cm" svg:height="0.701cm" draw:control="control21"/></text:span></text:p>
        <text:p text:style-name="P8">(l’attività di vendita temporanea ha la durata massima pari a quella della manifestazione)</text:p>
        <text:p text:style-name="P15"><text:span text:style-name="T1">in via/piazza <text:s text:c="2"/></text:span><text:span text:style-name="T1"><draw:control text:anchor-type="as-char" draw:z-index="25" draw:style-name="gr2" draw:text-style-name="P57" svg:width="8cm" svg:height="0.701cm" draw:control="control25"/></text:span><text:span text:style-name="T1"> <text:s text:c="7"/>n. <text:s text:c="3"/></text:span><text:span text:style-name="T1"><draw:control text:anchor-type="as-char" draw:z-index="26" draw:style-name="gr2" draw:text-style-name="P57" svg:width="2.5cm" svg:height="0.701cm" draw:control="control26"/></text:span></text:p>
        <text:p text:style-name="P3"><text:span text:style-name="T8"><draw:control text:anchor-type="as-char" draw:z-index="38" draw:style-name="gr4" draw:text-style-name="P59" svg:width="0.35cm" svg:height="0.511cm" draw:control="control38"/></text:span><text:span text:style-name="T8"> </text:span><text:span text:style-name="T8">all'aperto su area</text:span></text:p>
        <text:p text:style-name="P39"><draw:control text:anchor-type="as-char" draw:z-index="42" draw:style-name="gr4" draw:text-style-name="P59" svg:width="0.35cm" svg:height="0.511cm" draw:control="control42"/> pubblica</text:p>
        <text:p text:style-name="P39"><draw:control text:anchor-type="as-char" draw:z-index="43" draw:style-name="gr4" draw:text-style-name="P59" svg:width="0.35cm" svg:height="0.511cm" draw:control="control43"/> privata</text:p>
        <text:p text:style-name="P39"><draw:control text:anchor-type="as-char" draw:z-index="44" draw:style-name="gr4" draw:text-style-name="P59" svg:width="0.35cm" svg:height="0.511cm" draw:control="control44"/> coperta</text:p>
        <text:p text:style-name="P39"><draw:control text:anchor-type="as-char" draw:z-index="45" draw:style-name="gr4" draw:text-style-name="P59" svg:width="0.35cm" svg:height="0.511cm" draw:control="control45"/> scoperta</text:p>
        <text:p text:style-name="P28">con strutture tipo <text:s text:c="2"/><draw:control text:anchor-type="as-char" draw:z-index="30" draw:style-name="gr2" draw:text-style-name="P57" svg:width="10cm" svg:height="0.701cm" draw:control="control30"/></text:p>
        <text:p text:style-name="P3"><text:span text:style-name="T8"><draw:control text:anchor-type="as-char" draw:z-index="46" draw:style-name="gr4" draw:text-style-name="P59" svg:width="0.35cm" svg:height="0.511cm" draw:control="control46"/></text:span><text:span text:style-name="T8"> nel locale</text:span> contraddistinto dalla p.ed. <text:s text:c="2"/><draw:control text:anchor-type="as-char" draw:z-index="27" draw:style-name="gr2" draw:text-style-name="P57" svg:width="1.751cm" svg:height="0.701cm" draw:control="control27"/> <text:s text:c="2"/>p.m. <text:s text:c="2"/><draw:control text:anchor-type="as-char" draw:z-index="28" draw:style-name="gr2" draw:text-style-name="P57" svg:width="1.751cm" svg:height="0.701cm" draw:control="control28"/> <text:s text:c="2"/>in C.C. <text:s text:c="2"/><draw:control text:anchor-type="as-char" draw:z-index="29" draw:style-name="gr2" draw:text-style-name="P57" svg:width="5.751cm" svg:height="0.701cm" draw:control="control29"/></text:p>
        <text:p text:style-name="P12"/>
        <text:p text:style-name="P4">Settore merceologico</text:p>
        <text:p text:style-name="P3"><draw:control text:anchor-type="as-char" draw:z-index="47" draw:style-name="gr4" draw:text-style-name="P59" svg:width="0.35cm" svg:height="0.511cm" draw:control="control47"/> alimentare</text:p>
        <text:p text:style-name="P3"><draw:control text:anchor-type="as-char" draw:z-index="48" draw:style-name="gr4" draw:text-style-name="P59" svg:width="0.35cm" svg:height="0.511cm" draw:control="control48"/> non alimentare</text:p>
        <text:p text:style-name="P12"/>
        <text:p text:style-name="P4">Scopo della vendita</text:p>
        <text:p text:style-name="P3"><draw:control text:anchor-type="as-char" draw:z-index="49" draw:style-name="gr4" draw:text-style-name="P59" svg:width="0.35cm" svg:height="0.511cm" draw:control="control49"/> benefico</text:p>
        <text:p text:style-name="P3"><draw:control text:anchor-type="as-char" draw:z-index="50" draw:style-name="gr4" draw:text-style-name="P59" svg:width="0.35cm" svg:height="0.511cm" draw:control="control50"/> autofinanziamento</text:p>
        <text:p text:style-name="P12"/>
        <text:p text:style-name="P4">N.B. L'efficacia della presente comunicazione è subordinata alla preventiva concessione degli spazi da parte del Comune (siano essi su aree pubbliche o, previo assenso al Comune da parte del proprietario, su aree o in locali privati) al quale deve essere presentata preventivamente domanda di concessione</text:p>
        <text:p text:style-name="P4"/>
        <text:p text:style-name="P29">COMUNICA</text:p>
        <text:p text:style-name="P31"><text:span text:style-name="T8"><draw:control text:anchor-type="as-char" draw:z-index="51" draw:style-name="gr4" draw:text-style-name="P59" svg:width="0.35cm" svg:height="0.511cm" draw:control="control51"/></text:span><text:span text:style-name="T8"> (da compilare solo per la vendita di prodotti alimentari) </text:span>che in data <text:s text:c="2"/><draw:control text:anchor-type="as-char" draw:z-index="31" draw:style-name="gr2" draw:text-style-name="P57" svg:width="1.2cm" svg:height="0.701cm" draw:control="control31"/> / <draw:control text:anchor-type="as-char" draw:z-index="32" draw:style-name="gr2" draw:text-style-name="P57" svg:width="1.2cm" svg:height="0.701cm" draw:control="control32"/> / <draw:control text:anchor-type="as-char" draw:z-index="33" draw:style-name="gr2" draw:text-style-name="P57" svg:width="2.001cm" svg:height="0.701cm" draw:control="control33"/> è stata comunicata all'Azienda Provinciale per i Servizi Sanitari, Distretto di <text:s text:c="2"/><draw:control text:anchor-type="as-char" draw:z-index="34" draw:style-name="gr2" draw:text-style-name="P57" svg:width="6.751cm" svg:height="0.701cm" draw:control="control34"/>, l'effettuazione della manifestazione occasionale o temporanea di vendita in data <text:s text:c="3"/><draw:control text:anchor-type="as-char" draw:z-index="35" draw:style-name="gr2" draw:text-style-name="P57" svg:width="1.2cm" svg:height="0.701cm" draw:control="control35"/> / <draw:control text:anchor-type="as-char" draw:z-index="36" draw:style-name="gr2" draw:text-style-name="P57" svg:width="1.2cm" svg:height="0.701cm" draw:control="control36"/> / <draw:control text:anchor-type="as-char" draw:z-index="37" draw:style-name="gr2" draw:text-style-name="P57" svg:width="2.001cm" svg:height="0.701cm" draw:control="control37"/></text:p>
        <text:p text:style-name="P32"><text:span text:style-name="T5"><draw:control text:anchor-type="as-char" draw:z-index="52" draw:style-name="gr4" draw:text-style-name="P59" svg:width="0.35cm" svg:height="0.511cm" draw:control="control52"/></text:span><text:span text:style-name="T5"> di essere consapevole che l'attività di vendita </text:span><text:span text:style-name="T6">temporanea ed occasionale può essere effettuata esclusivamente sul territorio comunale dove la Parrocchia/Istituto scolastico/Centro di aggregazione giovanile/Centro per anziani/Ente o </text:span><text:soft-page-break/><text:span text:style-name="T6">associazione che opera per finalità sociali, ha la propria sede</text:span></text:p>
        <text:p text:style-name="P38"/>
        <text:p text:style-name="P49">c o m u n i c a</text:p>
        <text:p text:style-name="P51"><text:span text:style-name="T20">di acconsentire all'utilizzo dei dati riportati nella presente, con le modalità illustrate nella nota</text:span><text:span text:style-name="T18">(1)</text:span><text:span text:style-name="T20"> di seguito riportata, in conformità a quanto previsto dal Regolamento UE n. 2016/679.</text:span></text:p>
        <text:p text:style-name="P23">Luogo<text:tab/>Data<text:tab/>Firma del titolare</text:p>
        <text:p text:style-name="P5"><draw:line text:anchor-type="paragraph" draw:z-index="14" draw:style-name="gr3" draw:text-style-name="P58" svg:x1="12.146cm" svg:y1="0.474cm" svg:x2="18.916cm" svg:y2="0.469cm"><text:p/></draw:line><draw:control text:anchor-type="as-char" draw:z-index="10" draw:style-name="gr2" draw:text-style-name="P57" svg:width="4.5cm" svg:height="0.701cm" draw:control="control11"/> <text:s text:c="10"/><draw:control text:anchor-type="as-char" draw:z-index="11" draw:style-name="gr2" draw:text-style-name="P57" svg:width="1.5cm" svg:height="0.701cm" draw:control="control12"/> / <draw:control text:anchor-type="as-char" draw:z-index="12" draw:style-name="gr2" draw:text-style-name="P57" svg:width="1.5cm" svg:height="0.701cm" draw:control="control13"/> / <draw:control text:anchor-type="as-char" draw:z-index="13" draw:style-name="gr2" draw:text-style-name="P57" svg:width="1.5cm" svg:height="0.701cm" draw:control="control14"/> <text:s text:c="9"/></text:p>
        <text:p text:style-name="P22"/>
        <text:p text:style-name="P16">Ai sensi dell'articolo 38 del D.P.R. 445 del 28 dicembre 2000, la presente domanda è stata:</text:p>
        <text:p text:style-name="P18"><draw:control text:anchor-type="as-char" draw:z-index="57" draw:style-name="gr4" draw:text-style-name="P59" svg:width="0.35cm" svg:height="0.511cm" draw:control="control57"/> sottoscritta, previa identificazione del dichiarante, in presenza del dipendente addetto</text:p>
        <text:p text:style-name="P6">________________________________________________________________________________________________</text:p>
        <text:p text:style-name="P17">(<text:span text:style-name="T10">indicare in stampatello il nome del dipendente</text:span>)</text:p>
        <text:p text:style-name="P9"><text:span text:style-name="T14"><draw:control text:anchor-type="as-char" draw:z-index="53" draw:style-name="gr4" draw:text-style-name="P59" svg:width="0.35cm" svg:height="0.511cm" draw:control="control53"/></text:span><text:span text:style-name="T14"> </text:span><text:span text:style-name="T11">sottoscritta e presentata unitamente a copia fotostatica non autenticata di un documento di identità del sottoscrittore</text:span></text:p>
        <text:p text:style-name="P24"/>
        <text:p text:style-name="P24"/>
        <text:p text:style-name="P10">Si allega la seguente documentazione:</text:p>
        <text:p text:style-name="P33"><text:span text:style-name="T13"><draw:control text:anchor-type="as-char" draw:z-index="54" draw:style-name="gr4" draw:text-style-name="P59" svg:width="0.35cm" svg:height="0.511cm" draw:control="control54"/></text:span><text:span text:style-name="T13"> </text:span>f<text:span text:style-name="T3">otocopia carta di identità in corso di validità (</text:span><text:span text:style-name="T4">solo se la comunicazione non è sottoscritta in presenza del dipendente addetto</text:span><text:span text:style-name="T3">)</text:span></text:p>
        <text:p text:style-name="P33"><text:span text:style-name="T15"><draw:control text:anchor-type="as-char" draw:z-index="55" draw:style-name="gr4" draw:text-style-name="P59" svg:width="0.35cm" svg:height="0.511cm" draw:control="control55"/></text:span><text:span text:style-name="T15"> copi</text:span><text:span text:style-name="T3">a dello Statuto/atto costitutivo dell'associazione/comitato (per le associazioni non iscritte al Registro qualora non già depositato)</text:span></text:p>
        <text:p text:style-name="P7"><text:span text:style-name="T12"><draw:control text:anchor-type="as-char" draw:z-index="56" draw:style-name="gr4" draw:text-style-name="P59" svg:width="0.35cm" svg:height="0.511cm" draw:control="control56"/></text:span><text:span text:style-name="T12"> </text:span>copia della carta di soggiorno o del permesso di soggiorno in corso di validità (per cittadini extracomunitari).</text:p>
        <text:p text:style-name="P11"/>
        <text:p text:style-name="P11"/>
        <text:p text:style-name="P37">NOTE ESPLICATIVE</text:p>
        <text:p text:style-name="P14">Il valore complessivo della merce posta in vendita non può essere superiore ad € 2.000,00 e il valore del singolo prodotto non può essere superiore ad € 200,00 (art. 20ter, comma 5, L.P. 17/2010). </text:p>
        <text:p text:style-name="P50">L’attività di vendita è sottoposta alla disciplina relativa all’esposizione dei prezzi (art. 21 L.P. 17/2010).</text:p>
        <text:p text:style-name="P50"/>
        <text:p text:style-name="P52"><text:span text:style-name="T19">(1)</text:span><text:span text:style-name="T16">Nota informativa sul trattamento dei dati personali</text:span></text:p>
        <text:p text:style-name="P53">(artt. 13 e 14 Regolamento UE n. 2016/679)</text:p>
        <text:p text:style-name="P54"/>
        <text:p text:style-name="P44">Ai sensi del Regolamento UE n. 2016/679 relativo alla protezione delle persone fisiche con riguardo al trattamento dei dati personali e delle disposizioni della normativa nazionale, si informa che:</text:p>
        <text:list xml:id="list5531098280758355068" text:style-name="L2">
          <text:list-item>
            <text:p text:style-name="P48"><text:span text:style-name="T7">titolare del trattamento dei dati è il Comune di Trento (email: </text:span><text:a xlink:type="simple" xlink:href="mailto:segreteria_generale@comune.trento.it"><text:span text:style-name="T7">segreteria_generale@comune.trento.it</text:span></text:a><text:span text:style-name="T7">; sito web: </text:span><text:a xlink:type="simple" xlink:href="http://comune.trento.it/"><text:span text:style-name="T7">http://comune.trento.it</text:span></text:a><text:span text:style-name="T7">);</text:span></text:p>
          </text:list-item>
          <text:list-item>
            <text:p text:style-name="P48"><text:span text:style-name="T7">Responsabile per la protezione dei dati è il Consorzio dei Comuni Trentini (email: </text:span><text:a xlink:type="simple" xlink:href="mailto:servizioRPD@comunitrentini.it"><text:span text:style-name="T7">servizioRPD@comunitrentini.it</text:span></text:a><text:span text:style-name="T7">; sito web: </text:span><text:a xlink:type="simple" xlink:href="http://www.comunitrentini.it/"><text:span text:style-name="T7">http://www.comunitrentini.it</text:span></text:a><text:span text:style-name="T7">);</text:span></text:p>
          </text:list-item>
          <text:list-item>
            <text:p text:style-name="P45">il trattamento ha ad oggetto le seguenti categorie di dati: dati personali ordinari;</text:p>
          </text:list-item>
          <text:list-item>
            <text:p text:style-name="P45">i dati vengono raccolti e trattati per la ricezione della comunicazione resa dall'interessato;</text:p>
          </text:list-item>
          <text:list-item>
            <text:p text:style-name="P45">la base giuridica del trattamento consiste nell'esecuzione di un compito o di una funzione di interesse pubblico;</text:p>
          </text:list-item>
          <text:list-item>
            <text:p text:style-name="P45">il trattamento non riguarda categorie di dati relativi a condanne penali e reati;</text:p>
          </text:list-item>
          <text:list-item>
            <text:p text:style-name="P45">i dati vengono trattati con sistemi informatici e/o manuali, attraverso procedure adeguate a garantirne la sicurezza e la riservatezza;</text:p>
          </text:list-item>
          <text:list-item>
            <text:p text:style-name="P45">i dati possono essere comunicati ad altre amministrazioni pubbliche, concessionari, gestori e incaricati di pubblici servizi, oltre a soggetti privati che collaborino con il Comune di Trento per l’esercizio delle attività istituzionali; <text:s/>nonché comunicati a soggetti che, secondo le norme, sono tenuti a conoscerli o possono conoscerli o che sono titolari del diritto di accesso;</text:p>
          </text:list-item>
          <text:list-item>
            <text:p text:style-name="P45">i dati non sono oggetto di diffusione;</text:p>
          </text:list-item>
          <text:list-item>
            <text:p text:style-name="P45">i dati non sono oggetto di trasferimento all'estero;</text:p>
          </text:list-item>
          <text:list-item>
            <text:p text:style-name="P45">i dati possono essere conosciuti dal responsabile o dagli incaricati dell'Ufficio Sportello Attività Produttive;</text:p>
          </text:list-item>
          <text:list-item>
            <text:p text:style-name="P45">il conferimento dei dati ha natura obbligatoria ai sensi della vigente normativa di settore. Non fornire i dati comporta non osservare obblighi di legge e impedire il legittimo svolgimento dell'attività comunicata;</text:p>
          </text:list-item>
          <text:list-item>
            <text:p text:style-name="P45">i dati sono conservati per il periodo strettamente necessario all'esecuzione del compito o della funzione di interesse pubblico e comunque a termini di legge;</text:p>
          </text:list-item>
        </text:list>
        <text:p text:style-name="P44">i diritti dell'interessato sono: </text:p>
        <text:list xml:id="list4597844404353617563" text:style-name="L4">
          <text:list-item>
            <text:p text:style-name="P46">richiedere la conferma dell'esistenza o meno dei dati che lo riguardano; </text:p>
          </text:list-item>
          <text:list-item>
            <text:p text:style-name="P46">ottenere la loro comunicazione in forma intelligibile; </text:p>
          </text:list-item>
          <text:list-item>
            <text:p text:style-name="P46">richiedere di conoscere l’origine dei dati personali, le finalità e modalità del trattamento, la logica applicata se il trattamento è effettuato con l’ausilio di strumenti elettronici; </text:p>
          </text:list-item>
          <text:list-item>
            <text:p text:style-name="P46">ottenere la rettifica , la cancellazione, la limitazione, la trasformazione in forma anonima o il blocco dei dati trattati in violazione di legge; </text:p>
          </text:list-item>
        </text:list>
        <text:p text:style-name="P44">richiedere la portabilità dei dati;</text:p>
        <text:list xml:id="list2546671344584887283" text:style-name="L5">
          <text:list-item>
            <text:p text:style-name="P47">aggiornare, correggere o integrare i dati che lo riguardano; </text:p>
          </text:list-item>
          <text:list-item>
            <text:p text:style-name="P47">opporsi, per motivi legittimi, al trattamento dei dati;</text:p>
          </text:list-item>
          <text:list-item>
            <text:p text:style-name="P43">proporre reclamo al Garante per la protezione dei dati personali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ArialMT" svg:font-family="ArialMT" style:font-family-generic="swiss"/>
    <style:font-face style:name="Tahoma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fo:font-weight="bold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OmniPage_20__23_1" style:display-name="OmniPage #1" style:family="paragraph" style:parent-style-name="Standard">
      <style:paragraph-properties fo:line-height="0.459cm"/>
    </style:style>
    <style:style style:name="WW8Num8z0" style:family="text">
      <style:text-properties style:font-name="Wingdings" fo:font-size="11pt" style:font-size-asian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01cm" fo:margin-left="0cm" fo:margin-right="0cm" fo:margin-bottom="2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Modulo 47269</text:p>
      </style:header>
      <style:footer>
        <text:p text:style-name="Footer">Pagina <text:page-number text:select-page="current">2</text:page-number> di 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Modulo 47269</text:p>
      </style:header>
      <style:footer>
        <text:p text:style-name="Footer">Pagina <text:page-number text:select-page="current">1</text:page-number> di <text:page-count>4</text:page-count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15:45:43.53</meta:creation-date>
    <dc:date>2018-07-20T11:18:47.41</dc:date>
    <meta:editing-duration>P1DT9H24M40S</meta:editing-duration>
    <meta:editing-cycles>194</meta:editing-cycles>
    <meta:generator>OpenOffice.org/3.4.1$Win32 OpenOffice.org_project/341m1$Build-9593</meta:generator>
    <meta:print-date>2017-09-29T11:36:41.34</meta:print-date>
    <dc:creator>Virna Tomio</dc:creator>
    <meta:printed-by>Mara Zottele</meta:printed-by>
    <meta:document-statistic meta:table-count="0" meta:image-count="0" meta:object-count="0" meta:page-count="4" meta:paragraph-count="90" meta:word-count="902" meta:character-count="6497"/>
  </office:meta>
</office:document-meta>
</file>